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4.375in"/>
    </style:style>
    <style:style style:name="Table2.B" style:family="table-column">
      <style:table-column-properties style:column-width="2.3229in"/>
    </style:style>
    <style:style style:name="Table5" style:family="table">
      <style:table-properties style:width="6.625in" fo:margin-left="0.0667in" table:align="left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2.75in"/>
    </style:style>
    <style:style style:name="Table5.C" style:family="table-column">
      <style:table-column-properties style:column-width="0.4375in"/>
    </style:style>
    <style:style style:name="Table5.D" style:family="table-column">
      <style:table-column-properties style:column-width="0.875in"/>
    </style:style>
    <style:style style:name="Table5.E" style:family="table-column">
      <style:table-column-properties style:column-width="0.9375in"/>
    </style:style>
    <style:style style:name="Table5.A1" style:family="table-cell">
      <style:table-cell-properties fo:padding="0.0597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597in" fo:border-left="none" fo:border-right="none" fo:border-top="0.05pt solid #000000" fo:border-bottom="0.05pt solid #000000"/>
    </style:style>
    <style:style style:name="Table5.F1" style:family="table-cell">
      <style:table-cell-properties fo:padding="0.0597in" fo:border-left="none" fo:border-right="0.05pt solid #000000" fo:border-top="0.05pt solid #000000" fo:border-bottom="0.05pt solid #000000"/>
    </style:style>
    <style:style style:name="Table5.A2" style:family="table-cell">
      <style:table-cell-properties fo:padding="0in" fo:border="none"/>
    </style:style>
    <style:style style:name="Table5.A3" style:family="table-cell">
      <style:table-cell-properties fo:padding="0.0201in" fo:border="none"/>
    </style:style>
    <style:style style:name="Table5.C5" style:family="table-cell">
      <style:table-cell-properties fo:padding="0.0201in" fo:border-left="0.05pt solid #000000" fo:border-right="none" fo:border-top="0.05pt solid #000000" fo:border-bottom="0.05pt solid #000000"/>
    </style:style>
    <style:style style:name="Table5.E5" style:family="table-cell">
      <style:table-cell-properties fo:padding="0.0201in" fo:border-left="none" fo:border-right="none" fo:border-top="0.05pt solid #000000" fo:border-bottom="0.05pt solid #000000"/>
    </style:style>
    <style:style style:name="Table5.F5" style:family="table-cell">
      <style:table-cell-properties fo:padding="0.0201in" fo:border-left="none" fo:border-right="0.05pt solid #000000" fo:border-top="0.05pt solid #000000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.0597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597in" fo:border="0.05pt solid #000000"/>
    </style:style>
    <style:style style:name="Table1.A2" style:family="table-cell">
      <style:table-cell-properties fo:padding="0.0597in" fo:border-left="0.05pt solid #000000" fo:border-right="none" fo:border-top="none" fo:border-bottom="0.05pt solid #000000"/>
    </style:style>
    <style:style style:name="Table1.C2" style:family="table-cell">
      <style:table-cell-properties fo:background-color="transparent" fo:padding="0.0597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50%" fo:text-align="start" style:justify-single-word="false"/>
      <style:text-properties style:font-name="Arial" fo:font-size="10pt" fo:font-weight="normal" officeooo:rsid="001bb431" officeooo:paragraph-rsid="002a1432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Droid Sans" fo:font-size="10pt" officeooo:rsid="002a1432" officeooo:paragraph-rsid="003cb91d" style:font-size-asian="10pt" style:font-size-complex="10pt"/>
    </style:style>
    <style:style style:name="P3" style:family="paragraph" style:parent-style-name="Standard">
      <style:paragraph-properties fo:line-height="150%" fo:text-align="start" style:justify-single-word="false"/>
      <style:text-properties style:font-name="Droid Sans" fo:font-size="10pt" officeooo:rsid="002a1432" officeooo:paragraph-rsid="00461bed" style:font-size-asian="10pt" style:font-size-complex="10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Droid Sans" fo:font-size="10pt" fo:font-weight="normal" officeooo:rsid="00057f84" officeooo:paragraph-rsid="004ac8e7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Droid Sans" fo:font-size="11pt" fo:font-weight="bold" officeooo:rsid="002a1432" officeooo:paragraph-rsid="002a1432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Droid Sans" fo:font-size="11pt" fo:font-weight="bold" officeooo:rsid="00057f84" officeooo:paragraph-rsid="002a1432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Droid Sans" fo:font-size="11pt" fo:font-weight="bold" officeooo:rsid="00057f84" officeooo:paragraph-rsid="002a1432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50%" fo:break-before="page"/>
      <style:text-properties style:font-name="Arial" officeooo:rsid="00057f84" officeooo:paragraph-rsid="002a1432"/>
    </style:style>
    <style:style style:name="P9" style:family="paragraph" style:parent-style-name="Standard">
      <style:paragraph-properties fo:line-height="100%" fo:text-align="start" style:justify-single-word="false" fo:break-before="page"/>
      <style:text-properties style:font-name="Droid Sans" fo:font-size="9pt" fo:font-weight="normal" officeooo:rsid="002a661c" officeooo:paragraph-rsid="00381613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line-height="100%" fo:text-align="start" style:justify-single-word="false" fo:break-before="page"/>
      <style:text-properties style:font-name="Droid Sans" fo:font-size="8pt" fo:font-weight="normal" officeooo:rsid="002a661c" officeooo:paragraph-rsid="003cb91d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Liberation Serif" fo:font-size="10pt" fo:language="es" fo:country="ES" style:text-underline-style="none" fo:font-weight="normal" officeooo:rsid="001bb431" officeooo:paragraph-rsid="002ed2d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erif" fo:font-size="10pt" fo:language="es" fo:country="ES" style:text-underline-style="none" fo:font-weight="normal" officeooo:rsid="001bb431" officeooo:paragraph-rsid="002a143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erif" fo:font-size="10pt" fo:language="es" fo:country="ES" style:text-underline-style="none" fo:font-weight="normal" officeooo:rsid="001bb431" officeooo:paragraph-rsid="0036f052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Droid Sans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roid Sans" fo:font-size="10pt" fo:font-weight="bold" officeooo:rsid="002a1432" officeooo:paragraph-rsid="00461be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Droid Sans" fo:font-size="10pt" fo:font-weight="bold" officeooo:rsid="002e4839" officeooo:paragraph-rsid="0049972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line-height="100%" fo:text-align="end" style:justify-single-word="false"/>
      <style:text-properties style:font-name="Droid Sans" fo:font-size="10pt" style:font-size-asian="10pt" style:font-size-complex="10pt"/>
    </style:style>
    <style:style style:name="P18" style:family="paragraph" style:parent-style-name="Table_20_Contents">
      <style:paragraph-properties fo:line-height="100%" fo:text-align="end" style:justify-single-word="false"/>
      <style:text-properties style:font-name="Droid Sans" fo:font-size="10pt" officeooo:paragraph-rsid="003f0372" style:font-size-asian="10pt" style:font-size-complex="10pt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Droid Sans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Droid Sans" fo:font-size="10pt" fo:font-weight="normal" officeooo:rsid="002a1432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Droid Sans" fo:font-size="10pt" fo:font-weight="normal" officeooo:rsid="002a1432" officeooo:paragraph-rsid="00461be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Droid Sans" fo:font-size="8pt" officeooo:paragraph-rsid="002a1432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Droid Sans" fo:font-size="9pt" fo:font-weight="normal" officeooo:rsid="002a1432" officeooo:paragraph-rsid="00461bed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officeooo:rsid="00300533" officeooo:paragraph-rsid="00300533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line-height="100%"/>
      <style:text-properties style:font-name="Arial" fo:font-size="10pt" style:font-size-asian="10pt" style:font-size-complex="10pt"/>
    </style:style>
    <style:style style:name="P26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Droid Sans" fo:font-size="9pt" fo:font-weight="bold" officeooo:rsid="002a1432" officeooo:paragraph-rsid="002a1432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Droid Sans" fo:font-size="9pt" fo:font-weight="bold" officeooo:rsid="003cb91d" officeooo:paragraph-rsid="003cb91d" style:font-size-asian="9pt" style:font-weight-asian="bold" style:font-size-complex="9pt" style:font-weight-complex="bold"/>
    </style:style>
    <style:style style:name="P28" style:family="paragraph" style:parent-style-name="Standard">
      <style:paragraph-properties fo:line-height="150%"/>
      <style:text-properties style:font-name="Arial" fo:font-size="10pt" fo:font-weight="bold" officeooo:rsid="002e4839" officeooo:paragraph-rsid="004bc1d8" style:font-size-asian="10pt" style:font-weight-asian="bold" style:font-size-complex="10pt" style:font-weight-complex="bold"/>
    </style:style>
    <style:style style:name="T1" style:family="text">
      <style:text-properties style:font-name="Arial" fo:font-weight="normal" officeooo:rsid="001bb431" style:font-weight-asian="normal" style:font-weight-complex="normal"/>
    </style:style>
    <style:style style:name="T2" style:family="text">
      <style:text-properties officeooo:rsid="002a143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Droid Sans" fo:font-weight="normal" officeooo:rsid="00057f84" style:font-weight-asian="normal" style:font-weight-complex="normal"/>
    </style:style>
    <style:style style:name="T5" style:family="text">
      <style:text-properties style:font-name="Droid Sans" fo:font-weight="bold" style:font-weight-asian="bold" style:font-weight-complex="bold"/>
    </style:style>
    <style:style style:name="T6" style:family="text">
      <style:text-properties style:font-name="Droid Sans" fo:font-size="11pt" officeooo:rsid="00057f84" style:font-size-asian="11pt" style:font-size-complex="11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fo:font-weight="normal" style:font-size-asian="9pt" style:font-weight-asian="normal" style:font-size-complex="9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invoice in objects"&gt;</text:placeholder></text:p>
      <text:p text:style-name="P6"><text:span text:style-name="T2">Asiento No. </text:span><text:placeholder text:placeholder-type="text">&lt;invoice.move.period.name&gt;</text:placeholder>-<text:span text:style-name="T2"> </text:span><text:placeholder text:placeholder-type="text">&lt;invoice.move.number&gt;</text:placeholder>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5">Beneficiario: <text:span text:style-name="T9"><text:placeholder text:placeholder-type="text">&lt;invoice.party.name&gt;</text:placeholder></text:span></text:p>
          </table:table-cell>
          <table:table-cell office:value-type="string">
            <text:p text:style-name="P23"><text:span text:style-name="T7">C.I./RUC: </text:span><text:placeholder text:placeholder-type="text">&lt;invoice.party.vat_number&gt;</text:placeholder></text:p>
          </table:table-cell>
        </table:table-row>
        <table:table-row>
          <table:table-cell office:value-type="string">
            <text:p text:style-name="P21"><text:span text:style-name="T3">Domicilio: </text:span><text:span text:style-name="T8"><text:placeholder text:placeholder-type="text">&lt;invoice.party.addresses[0].street&gt;</text:placeholder></text:span></text:p>
          </table:table-cell>
          <table:table-cell office:value-type="string">
            <text:p text:style-name="P23"><text:span text:style-name="T7">Telf.: </text:span><text:placeholder text:placeholder-type="text">&lt;invoice.party.phone&gt;</text:placeholder></text:p>
          </table:table-cell>
        </table:table-row>
        <table:table-row>
          <table:table-cell office:value-type="string">
            <text:p text:style-name="P3"><text:span text:style-name="T3">Lugar y Fecha:</text:span> <text:span text:style-name="T9"><text:placeholder text:placeholder-type="text">&lt;company.party.addresses[0].city&gt;</text:placeholder></text:span><text:span text:style-name="T9">, </text:span><text:span text:style-name="T9"><text:placeholder text:placeholder-type="text">&lt;invoice.move.date&gt;</text:placeholder></text:span><text:tab/></text:p>
          </table:table-cell>
          <table:table-cell office:value-type="string">
            <text:p text:style-name="P20"/>
          </table:table-cell>
        </table:table-row>
      </table:table>
      <text:p text:style-name="P5"/>
      <text:p text:style-name="P2"><text:tab/><text:tab/><text:tab/><text:tab/><text:span text:style-name="T5">Referencia</text:span><text:span text:style-name="T4">: </text:span><text:span text:style-name="T1"><text:placeholder text:placeholder-type="text">&lt;invoice.number&gt;</text:placeholder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row>
          <table:table-cell table:style-name="Table5.A1" office:value-type="string">
            <text:p text:style-name="P26">Código</text:p>
          </table:table-cell>
          <table:table-cell table:style-name="Table5.B1" office:value-type="string">
            <text:p text:style-name="P26">Cuenta</text:p>
          </table:table-cell>
          <table:table-cell table:style-name="Table5.B1" office:value-type="string">
            <text:p text:style-name="P27">Doc.</text:p>
          </table:table-cell>
          <table:table-cell table:style-name="Table5.B1" office:value-type="string">
            <text:p text:style-name="P26">No. Doc.</text:p>
          </table:table-cell>
          <table:table-cell table:style-name="Table5.B1" office:value-type="string">
            <text:p text:style-name="P26">Débito</text:p>
          </table:table-cell>
          <table:table-cell table:style-name="Table5.F1" office:value-type="string">
            <text:p text:style-name="P26">Crédito</text:p>
          </table:table-cell>
        </table:table-row>
        <table:table-row>
          <table:table-cell table:style-name="Table5.A2" office:value-type="string">
            <text:p text:style-name="P12"><text:placeholder text:placeholder-type="text">&lt;for each="line in invoice.move.lines"&gt;</text:placeholder>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</table:table-row>
        <table:table-row>
          <table:table-cell table:style-name="Table5.A3" office:value-type="string">
            <text:p text:style-name="P22"><text:placeholder text:placeholder-type="text">&lt;line.account.code&gt;</text:placeholder></text:p>
          </table:table-cell>
          <table:table-cell table:style-name="Table5.A3" office:value-type="string">
            <text:p text:style-name="P22"><text:placeholder text:placeholder-type="text">&lt;line.account.name&gt;</text:placeholder></text:p>
          </table:table-cell>
          <table:table-cell table:style-name="Table5.A3" office:value-type="string">
            <text:p text:style-name="P10"/>
          </table:table-cell>
          <table:table-cell table:style-name="Table5.A3" office:value-type="string">
            <text:p text:style-name="P9"/>
          </table:table-cell>
          <table:table-cell table:style-name="Table5.A3" office:value-type="string">
            <text:p text:style-name="P18"><text:placeholder text:placeholder-type="text">&lt;formatLang(line.debit, invoice.party.lang, currency=invoice.currency)&gt;</text:placeholder></text:p>
          </table:table-cell>
          <table:table-cell table:style-name="Table5.A3" office:value-type="string">
            <text:p text:style-name="P18"><text:placeholder text:placeholder-type="text">&lt;formatLang(line.credit, invoice.party.lang, currency=invoice.currency)&gt;</text:placeholder></text:p>
          </table:table-cell>
        </table:table-row>
        <table:table-row>
          <table:table-cell table:style-name="Table5.A2" office:value-type="string">
            <text:p text:style-name="P13"><text:placeholder text:placeholder-type="text">&lt;/for&gt;</text:placeholder>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4"/>
          </table:table-cell>
          <table:table-cell table:style-name="Table5.C5" table:number-columns-spanned="2" office:value-type="string">
            <text:p text:style-name="P16">Totales $</text:p>
          </table:table-cell>
          <table:covered-table-cell/>
          <table:table-cell table:style-name="Table5.E5" office:value-type="string">
            <text:p text:style-name="P18"><text:placeholder text:placeholder-type="text">&lt;formatLang(sum_debit, invoice.party.lang, currency=invoice.currency)&gt;</text:placeholder></text:p>
          </table:table-cell>
          <table:table-cell table:style-name="Table5.F5" office:value-type="string">
            <text:p text:style-name="P18"><text:placeholder text:placeholder-type="text">&lt;formatLang(sum_credit, invoice.party.lang, currency=invoice.currency)&gt;</text:placeholder></text:p>
          </table:table-cell>
        </table:table-row>
      </table:table>
      <text:p text:style-name="P1"/>
      <text:p text:style-name="P28">Nota: <text:span text:style-name="T4"><text:placeholder text:placeholder-type="text">&lt;invoice.move.description&gt;</text:placeholder></text:span><text:span text:style-name="T6"> </text:span><text:span text:style-name="T4"><text:placeholder text:placeholder-type="text">&lt;invoice.party.name&gt;</text:placeholder>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4">Elaborado por:</text:p>
          </table:table-cell>
          <table:table-cell table:style-name="Table1.A1" office:value-type="string">
            <text:p text:style-name="P24">Beneficiario</text:p>
          </table:table-cell>
          <table:table-cell table:style-name="Table1.C1" office:value-type="string">
            <text:p text:style-name="P24">Analista Contable</text:p>
          </table:table-cell>
        </table:table-row>
        <table:table-row>
          <table:table-cell table:style-name="Table1.A2" office:value-type="string">
            <text:p text:style-name="P4"><text:placeholder text:placeholder-type="text">&lt;user.rec_name&gt;</text:placeholder></text:p>
          </table:table-cell>
          <table:table-cell table:style-name="Table1.A2" office:value-type="string">
            <text:p text:style-name="P25"/>
          </table:table-cell>
          <table:table-cell table:style-name="Table1.C2" office:value-type="string">
            <text:p text:style-name="P25"/>
          </table:table-cell>
        </table:table-row>
      </table:table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5.8272in" fo:page-height="8.268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5.827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7-22T18:29:33.780301378</dc:date>
    <meta:editing-duration>PT2H40M33S</meta:editing-duration>
    <meta:editing-cycles>56</meta:editing-cycles>
    <meta:generator>LibreOffice/5.0.2.2$Linux_X86_64 LibreOffice_project/37b43f919e4de5eeaca9b9755ed688758a8251fe</meta:generator>
    <meta:document-statistic meta:table-count="3" meta:image-count="0" meta:object-count="0" meta:page-count="1" meta:paragraph-count="29" meta:word-count="61" meta:character-count="868" meta:non-whitespace-character-count="831"/>
  </office:meta>
</office:document-meta>
</file>